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WorkFlow </text:p>
      <text:p text:style-name="P1">Groupe NAB(Notin Arejdhal Bonnard)</text:p>
      <text:p text:style-name="P1"/>
      <text:p text:style-name="P3">On utilise Git et Github pour le stockage et la gestion des versions.</text:p>
      <text:p text:style-name="P3"/>
      <text:p text:style-name="P3">Pour la synchronisation entre AlterVista et notre GitLocal on utilise WinSCP avec son option de synchronisation en temps réel.</text:p>
      <text:p text:style-name="P3"/>
      <text:p text:style-name="P3">Après chaque PUSH on demande par oral a tout les autres de PULL la nouvelle version. Et elle est directement mise à jour sur AlterVista grâce a WinSCP.</text:p>
      <text:p text:style-name="P3">Au démarrage on PULL obligatoirement. Si on travail chez soi, et donc que l'on ne peux pas se parler directement, on envoie un Mail lors de changement important. Si plusieur personne travail en même temps sans être à coté, on opte pour une solution de communication plus rapide : chat ou Voip</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17T08:38:05.52</meta:creation-date>
    <meta:document-statistic meta:table-count="0" meta:image-count="0" meta:object-count="0" meta:page-count="1" meta:paragraph-count="6" meta:word-count="117" meta:character-count="681"/>
    <dc:date>2014-10-17T08:51:57.86</dc:date>
    <meta:editing-duration>PT13M53S</meta:editing-duration>
    <meta:editing-cycles>1</meta:editing-cycles>
    <meta:generator>OpenOffice/4.1.1$Win32 OpenOffice.org_project/411m6$Build-9775</meta:generator>
  </office:meta>
</office:document-meta>
</file>